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0ed071" officeooo:paragraph-rsid="000ed071" style:font-size-asian="28pt" style:font-weight-asian="bold" style:font-size-complex="32pt" style:font-weight-complex="bold"/>
    </style:style>
    <style:style style:name="P2" style:family="paragraph" style:parent-style-name="Standard">
      <style:text-properties fo:font-size="26pt" fo:font-weight="normal" officeooo:rsid="000ed071" officeooo:paragraph-rsid="000ed071" style:font-size-asian="22.75pt" style:font-weight-asian="normal" style:font-size-complex="2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tion</text:p>
      <text:p text:style-name="P2">mysql&gt; create function circum1(r double) returns double</text:p>
      <text:p text:style-name="P2"><text:s text:c="4"/>-&gt; deterministic</text:p>
      <text:p text:style-name="P2"><text:s text:c="4"/>-&gt; begin</text:p>
      <text:p text:style-name="P2"><text:s text:c="4"/>-&gt; declare</text:p>
      <text:p text:style-name="P2"><text:s text:c="4"/>-&gt; c double;</text:p>
      <text:p text:style-name="P2"><text:s text:c="4"/>-&gt; set c= 2*r*pi();</text:p>
      <text:p text:style-name="P2"><text:s text:c="4"/>-&gt; return c;</text:p>
      <text:p text:style-name="P2"><text:s text:c="4"/>-&gt; end</text:p>
      <text:p text:style-name="P2"><text:s text:c="4"/>-&gt; //</text:p>
      <text:p text:style-name="P2">Query OK, 0 rows affected (0.19 sec)</text:p>
      <text:p text:style-name="P2"/>
      <text:p text:style-name="P2">mysql&gt; delimiter ;</text:p>
      <text:p text:style-name="P2">mysql&gt; select circum1(4);</text:p>
      <text:p text:style-name="P2">+--------------------+</text:p>
      <text:p text:style-name="P2">| circum1(4) <text:s text:c="8"/>|</text:p>
      <text:p text:style-name="P2">+--------------------+</text:p>
      <text:p text:style-name="P2">| 25.132741228718345 |</text:p>
      <text:p text:style-name="P2">+--------------------+</text:p>
      <text:p text:style-name="P2">1 row in set (0.01 sec)</text:p>
      <text:p text:style-name="P2"/>
      <text:p text:style-name="P2">mysql&gt; delimiter //</text:p>
      <text:p text:style-name="P2"><text:soft-page-break/>mysql&gt; create function exam_stat(marks int) returns varchar(20)</text:p>
      <text:p text:style-name="P2"><text:s text:c="4"/>-&gt; deterministic</text:p>
      <text:p text:style-name="P2"><text:s text:c="4"/>-&gt; begin</text:p>
      <text:p text:style-name="P2"><text:s text:c="4"/>-&gt; declare result varchar(20);</text:p>
      <text:p text:style-name="P2"><text:s text:c="4"/>-&gt; if marks&gt;70 and marks &lt;100 then</text:p>
      <text:p text:style-name="P2"><text:s text:c="4"/>-&gt; set result='distinction';</text:p>
      <text:p text:style-name="P2"><text:s text:c="4"/>-&gt; elseif maarks&gt;60 and marks&lt;70 then </text:p>
      <text:p text:style-name="P2"><text:s text:c="4"/>-&gt; set result='first class';</text:p>
      <text:p text:style-name="P2"><text:s text:c="4"/>-&gt; elseif marks&gt;50 and marks&lt;60 then</text:p>
      <text:p text:style-name="P2"><text:s text:c="4"/>-&gt; set result='second class';</text:p>
      <text:p text:style-name="P2"><text:s text:c="4"/>-&gt; elseif marks&gt;40 and marks&lt;50 then</text:p>
      <text:p text:style-name="P2"><text:s text:c="4"/>-&gt; set result='pass class';</text:p>
      <text:p text:style-name="P2"><text:s text:c="4"/>-&gt; end if;</text:p>
      <text:p text:style-name="P2"><text:s text:c="4"/>-&gt; return (result);</text:p>
      <text:p text:style-name="P2"><text:s text:c="4"/>-&gt; end</text:p>
      <text:p text:style-name="P2"><text:s text:c="4"/>-&gt; //</text:p>
      <text:p text:style-name="P2">Query OK, 0 rows affected (2.23 sec)</text:p>
      <text:p text:style-name="P2"/>
      <text:p text:style-name="P2">mysql&gt; delimiter ;</text:p>
      <text:p text:style-name="P2">mysql&gt; select exam_stat(80);</text:p>
      <text:p text:style-name="P2">+---------------+</text:p>
      <text:p text:style-name="P2">| exam_stat(80) |</text:p>
      <text:p text:style-name="P2">+---------------+</text:p>
      <text:p text:style-name="P2"><text:soft-page-break/>| distinction <text:s text:c="2"/>|</text:p>
      <text:p text:style-name="P2">+---------------+</text:p>
      <text:p text:style-name="P2">1 row in set (0.00 sec)</text:p>
      <text:p text:style-name="P2"/>
      <text:p text:style-name="P2">mysql&gt; select exam_stat(10);</text:p>
      <text:p text:style-name="P2">ERROR 1054 (42S22): Unknown column 'maarks' in 'field list'</text:p>
      <text:p text:style-name="P2">mysql&gt; select exam_stat(40);</text:p>
      <text:p text:style-name="P2">ERROR 1054 (42S22): Unknown column 'maarks' in 'field list'</text:p>
      <text:p text:style-name="P2">mysql&gt; select exam_stat(42);</text:p>
      <text:p text:style-name="P2">ERROR 1054 (42S22): Unknown column 'maarks' in 'field list'</text:p>
      <text:p text:style-name="P2">mysql&gt; select exam_stat(80);</text:p>
      <text:p text:style-name="P2">+---------------+</text:p>
      <text:p text:style-name="P2">| exam_stat(80) |</text:p>
      <text:p text:style-name="P2">+---------------+</text:p>
      <text:p text:style-name="P2">| distinction <text:s text:c="2"/>|</text:p>
      <text:p text:style-name="P2">+---------------+</text:p>
      <text:p text:style-name="P2">1 row in set (0.00 sec)</text:p>
      <text:p text:style-name="P2"/>
      <text:p text:style-name="P2">mysql&gt; select exam_stat(75);</text:p>
      <text:p text:style-name="P2">+---------------+</text:p>
      <text:p text:style-name="P2">| exam_stat(75) |</text:p>
      <text:p text:style-name="P2"><text:soft-page-break/>+---------------+</text:p>
      <text:p text:style-name="P2">| distinction <text:s text:c="2"/>|</text:p>
      <text:p text:style-name="P2">+---------------+</text:p>
      <text:p text:style-name="P2">1 row in set (0.00 sec)</text:p>
      <text:p text:style-name="P2"/>
      <text:p text:style-name="P2">mysql&gt; select exam_stat(65);</text:p>
      <text:p text:style-name="P2">ERROR 1054 (42S22): Unknown column 'maarks' in 'field list'</text:p>
      <text:p text:style-name="P2">mysql&gt; select exam_stat(55);</text:p>
      <text:p text:style-name="P2">ERROR 1054 (42S22): Unknown column 'maarks' in 'field list'</text:p>
      <text:p text:style-name="P2">mysql&gt; \! vi samplefucn</text:p>
      <text:p text:style-name="P2">mysql&gt; \. samplefucn</text:p>
      <text:p text:style-name="P2">ERROR 1064 (42000): You have an error in your SQL syntax; check the manual that corresponds to your MySQL server version for the right syntax to use near 'rows int;</text:p>
      <text:p text:style-name="P2">select count(*) into rows from cutomer;</text:p>
      <text:p text:style-name="P2">return rows;</text:p>
      <text:p text:style-name="P2">end' at line 4</text:p>
      <text:p text:style-name="P2">mysql&gt; \! vi samplefucn</text:p>
      <text:p text:style-name="P2">mysql&gt; \! vi samplefucn</text:p>
      <text:p text:style-name="P2">mysql&gt; \. samplefucn</text:p>
      <text:p text:style-name="P2"><text:soft-page-break/>ERROR 1064 (42000): You have an error in your SQL syntax; check the manual that corresponds to your MySQL server version for the right syntax to use near 'rows int;</text:p>
      <text:p text:style-name="P2">select count(*) into rows from cutomer;</text:p>
      <text:p text:style-name="P2">return rows;</text:p>
      <text:p text:style-name="P2">end' at line 4</text:p>
      <text:p text:style-name="P2">mysql&gt; \! vi samplefucn</text:p>
      <text:p text:style-name="P2">mysql&gt; \. samplefucn</text:p>
      <text:p text:style-name="P2">ERROR 1064 (42000): You have an error in your SQL syntax; check the manual that corresponds to your MySQL server version for the right syntax to use near 'rows;</text:p>
      <text:p text:style-name="P2">end' at line 6</text:p>
      <text:p text:style-name="P2">mysql&gt; \! vi samplefucn</text:p>
      <text:p text:style-name="P2">mysql&gt; \. samplefucn</text:p>
      <text:p text:style-name="P2">Query OK, 0 rows affected (0.29 sec)</text:p>
      <text:p text:style-name="P2"/>
      <text:p text:style-name="P2">mysql&gt; select samplefucn();</text:p>
      <text:p text:style-name="P2"><text:s text:c="4"/>-&gt; //</text:p>
      <text:p text:style-name="P2">ERROR 1146 (42S02): Table 'Msc_modern2020.cutomer' doesn't exist</text:p>
      <text:p text:style-name="P2">mysql&gt; \! vi samplefucn</text:p>
      <text:p text:style-name="P2">mysql&gt; \. samplefucn</text:p>
      <text:p text:style-name="P2"><text:soft-page-break/>ERROR 1304 (42000): FUNCTION samplefucn already exists</text:p>
      <text:p text:style-name="P2">mysql&gt; \! vi samplefucn</text:p>
      <text:p text:style-name="P2">mysql&gt; \. samplefucn1</text:p>
      <text:p text:style-name="P2">ERROR: </text:p>
      <text:p text:style-name="P2">Failed to open file 'samplefucn1', error: 2</text:p>
      <text:p text:style-name="P2">mysql&gt; \. samplefucn</text:p>
      <text:p text:style-name="P2">Query OK, 0 rows affected (0.12 sec)</text:p>
      <text:p text:style-name="P2"/>
      <text:p text:style-name="P2">mysql&gt; \. samplefucn1</text:p>
      <text:p text:style-name="P2">ERROR: </text:p>
      <text:p text:style-name="P2">Failed to open file 'samplefucn1', error: 2</text:p>
      <text:p text:style-name="P2">mysql&gt; select samplefucn1();</text:p>
      <text:p text:style-name="P2"><text:s text:c="4"/>-&gt; //</text:p>
      <text:p text:style-name="P2">+---------------+</text:p>
      <text:p text:style-name="P2">| samplefucn1() |</text:p>
      <text:p text:style-name="P2">+---------------+</text:p>
      <text:p text:style-name="P2">| <text:s text:c="12"/>3 |</text:p>
      <text:p text:style-name="P2">+---------------+</text:p>
      <text:p text:style-name="P2">1 row in set (0.01 sec)</text:p>
      <text:p text:style-name="P2"/>
      <text:p text:style-name="P2"/>
      <text:p text:style-name="P2">delimiter //</text:p>
      <text:p text:style-name="P2">create function samplefucn1() returns int</text:p>
      <text:p text:style-name="P2"><text:soft-page-break/>deterministic</text:p>
      <text:p text:style-name="P2">begin</text:p>
      <text:p text:style-name="P2">declare rowss int;</text:p>
      <text:p text:style-name="P2">select count(*) into rowss from customer;</text:p>
      <text:p text:style-name="P2">return rowss;</text:p>
      <text:p text:style-name="P2">end</text:p>
      <text:p text:style-name="P2">/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21:08:25.706171913</meta:creation-date>
    <dc:date>2020-09-12T21:11:25.819481187</dc:date>
    <meta:editing-duration>PT3M</meta:editing-duration>
    <meta:editing-cycles>1</meta:editing-cycles>
    <meta:document-statistic meta:table-count="0" meta:image-count="0" meta:object-count="0" meta:page-count="7" meta:paragraph-count="121" meta:word-count="523" meta:character-count="3358" meta:non-whitespace-character-count="2842"/>
    <meta:generator>LibreOffice/6.4.4.2$Linux_X86_64 LibreOffice_project/40$Build-2</meta:generator>
  </office:meta>
</office:document-meta>
</file>